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Name: Gauri Somavanshi</text:p>
      <text:p text:style-name="Standard">Roll no: B4259</text:p>
      <text:p text:style-name="Standard">Class: B.E Comp (B)</text:p>
      <text:p text:style-name="Standard">*/</text:p>
      <text:p text:style-name="Standard"></text:p>
      <text:p text:style-name="Standard">/*Problem Statement:</text:p>
      <text:p text:style-name="Standard"><text:tab/><text:tab/>Write a program to change case of given input (Upper, Lower, Sentence,Toggle)</text:p>
      <text:p text:style-name="Standard"></text:p>
      <text:p text:style-name="Standard">*/</text:p>
      <text:p text:style-name="Standard"></text:p>
      <text:p text:style-name="Standard"></text:p>
      <text:p text:style-name="Standard">%{</text:p>
      <text:p text:style-name="Standard">#include&lt;stdio.h&gt;</text:p>
      <text:p text:style-name="Standard">int ch; int flag=0; char c;</text:p>
      <text:p text:style-name="Standard">FILE *f1,*f2;</text:p>
      <text:p text:style-name="Standard">%}</text:p>
      <text:p text:style-name="Standard">lower [a-zA-Z]|(\ )|\.</text:p>
      <text:p text:style-name="Standard">%%</text:p>
      <text:p text:style-name="Standard">{lower} {switch(ch)</text:p>
      <text:p text:style-name="Standard"><text:tab/><text:tab/>{<text:tab/>case 1:</text:p>
      <text:p text:style-name="Standard"><text:tab/><text:tab/><text:tab/><text:tab/>c=toupper(yytext[0]);</text:p>
      <text:p text:style-name="Standard"><text:tab/><text:tab/><text:tab/><text:tab/>printf("%c",c);</text:p>
      <text:p text:style-name="Standard"><text:tab/><text:tab/><text:tab/><text:tab/>fprintf(f2,"%c",c);</text:p>
      <text:p text:style-name="Standard"><text:tab/><text:tab/><text:tab/><text:tab/>break;</text:p>
      <text:p text:style-name="Standard"><text:tab/><text:tab/><text:tab/>case 2:</text:p>
      <text:p text:style-name="Standard"><text:tab/><text:tab/><text:tab/><text:tab/>c=tolower(yytext[0]);</text:p>
      <text:p text:style-name="Standard"><text:tab/><text:tab/><text:tab/><text:tab/>printf("%c",c);</text:p>
      <text:p text:style-name="Standard"><text:tab/><text:tab/><text:tab/><text:tab/>fprintf(f2,"%c",c);</text:p>
      <text:p text:style-name="Standard"><text:tab/><text:tab/><text:tab/><text:tab/>break;</text:p>
      <text:p text:style-name="Standard"><text:tab/><text:tab/><text:tab/>case 3:</text:p>
      <text:p text:style-name="Standard"><text:tab/><text:tab/><text:tab/><text:tab/>if(yytext[0] &gt;= 'a' &amp;&amp; yytext[0] &lt;= 'z')</text:p>
      <text:p text:style-name="Standard"><text:tab/><text:tab/><text:tab/><text:tab/>{</text:p>
      <text:p text:style-name="Standard"><text:tab/><text:tab/><text:tab/><text:tab/><text:tab/>c=toupper(yytext[0]);</text:p>
      <text:p text:style-name="Standard"><text:tab/><text:tab/><text:tab/><text:tab/>}<text:tab/></text:p>
      <text:p text:style-name="Standard"><text:tab/><text:tab/><text:tab/><text:tab/>else if(yytext[0] &gt;= 'A' &amp;&amp; yytext[0] &lt;= 'Z')</text:p>
      <text:p text:style-name="Standard"><text:tab/><text:tab/><text:tab/><text:tab/>{</text:p>
      <text:p text:style-name="Standard"><text:tab/><text:tab/><text:tab/><text:tab/><text:tab/>c=tolower(yytext[0]);</text:p>
      <text:p text:style-name="Standard"><text:tab/><text:tab/><text:tab/><text:tab/>}</text:p>
      <text:p text:style-name="Standard"><text:tab/><text:tab/><text:tab/><text:tab/>else</text:p>
      <text:p text:style-name="Standard"><text:tab/><text:tab/><text:tab/><text:tab/>{</text:p>
      <text:p text:style-name="Standard"><text:tab/><text:tab/><text:tab/><text:tab/><text:tab/>c=yytext[0];</text:p>
      <text:p text:style-name="Standard"><text:tab/><text:tab/><text:tab/><text:tab/>}</text:p>
      <text:p text:style-name="Standard"><text:tab/><text:tab/><text:tab/><text:tab/><text:tab/>printf("%c",c);</text:p>
      <text:p text:style-name="Standard"><text:tab/><text:tab/><text:tab/><text:tab/><text:tab/>fprintf(f2,"%c",c);</text:p>
      <text:p text:style-name="Standard"><text:tab/><text:tab/><text:tab/><text:tab/>break;</text:p>
      <text:p text:style-name="Standard"><text:tab/><text:tab/><text:tab/>case 4:</text:p>
      <text:p text:style-name="Standard"><text:tab/><text:tab/><text:tab/><text:tab/>if(yytext[0]=='.')</text:p>
      <text:p text:style-name="Standard"><text:tab/><text:tab/><text:tab/><text:tab/>{</text:p>
      <text:p text:style-name="Standard"><text:tab/><text:tab/><text:tab/><text:tab/><text:tab/>flag=0;</text:p>
      <text:p text:style-name="Standard"><text:tab/><text:tab/><text:tab/><text:tab/><text:tab/>c=yytext[0];</text:p>
      <text:p text:style-name="Standard"><text:tab/><text:tab/><text:tab/><text:tab/><text:tab/>printf("%c",c);</text:p>
      <text:p text:style-name="Standard"><text:tab/><text:tab/><text:tab/><text:tab/><text:tab/>fprintf(f2,"%c",c);</text:p>
      <text:p text:style-name="Standard"><text:soft-page-break/><text:tab/><text:tab/><text:tab/><text:tab/><text:tab/>break;</text:p>
      <text:p text:style-name="Standard"><text:tab/><text:tab/><text:tab/><text:tab/>}</text:p>
      <text:p text:style-name="Standard"><text:tab/><text:tab/><text:tab/><text:tab/>if(flag==0 &amp;&amp; yytext[0] != ' ')</text:p>
      <text:p text:style-name="Standard"><text:tab/><text:tab/><text:tab/><text:tab/>{</text:p>
      <text:p text:style-name="Standard"><text:tab/><text:tab/><text:tab/><text:tab/><text:tab/>c=toupper(yytext[0]);</text:p>
      <text:p text:style-name="Standard"><text:tab/><text:tab/><text:tab/><text:tab/><text:tab/>flag=1;</text:p>
      <text:p text:style-name="Standard"><text:tab/><text:tab/><text:tab/><text:tab/>}</text:p>
      <text:p text:style-name="Standard"><text:tab/><text:tab/><text:tab/><text:tab/>else</text:p>
      <text:p text:style-name="Standard"><text:tab/><text:tab/><text:tab/><text:tab/>{</text:p>
      <text:p text:style-name="Standard"><text:tab/><text:tab/><text:tab/><text:tab/><text:tab/>c=tolower(yytext[0]);</text:p>
      <text:p text:style-name="Standard"><text:tab/><text:tab/><text:tab/><text:tab/>}</text:p>
      <text:p text:style-name="Standard"><text:tab/><text:tab/><text:tab/><text:tab/>printf("%c",c);</text:p>
      <text:p text:style-name="Standard"><text:tab/><text:tab/><text:tab/><text:tab/>fprintf(f2,"%c",c);</text:p>
      <text:p text:style-name="Standard"><text:tab/><text:tab/><text:tab/><text:tab/>break;</text:p>
      <text:p text:style-name="Standard"><text:tab/><text:tab/>}</text:p>
      <text:p text:style-name="Standard"><text:tab/><text:tab/>}</text:p>
      <text:p text:style-name="Standard">%%</text:p>
      <text:p text:style-name="Standard">void main()</text:p>
      <text:p text:style-name="Standard">{</text:p>
      <text:p text:style-name="Standard"><text:tab/>f1=fopen("A.C","r");</text:p>
      <text:p text:style-name="Standard"><text:tab/>f2=fopen("B.C","w");</text:p>
      <text:p text:style-name="Standard"><text:tab/>do</text:p>
      <text:p text:style-name="Standard"><text:tab/>{<text:tab/>f1=fopen("A.C","r");<text:tab/><text:tab/></text:p>
      <text:p text:style-name="Standard"><text:tab/><text:tab/>yyin=f1;</text:p>
      <text:p text:style-name="Standard"><text:tab/><text:tab/>printf("\n1. TO UPPER\n2. TO LOWER\n3. TOGGLE\n4. SENTENCE");</text:p>
      <text:p text:style-name="Standard"><text:tab/><text:tab/>printf("\nEnter your choice :: ");</text:p>
      <text:p text:style-name="Standard"><text:tab/><text:tab/>scanf("%d",&amp;ch);</text:p>
      <text:p text:style-name="Standard"><text:tab/><text:tab/>yylex();</text:p>
      <text:p text:style-name="Standard"><text:tab/>}while(ch!=5);</text:p>
      <text:p text:style-name="Standard">}</text:p>
      <text:p text:style-name="Standard"></text:p>
      <text:p text:style-name="Standard"></text:p>
      <text:p text:style-name="Standard">INPUT FILE: <text:s text:c="2"/>A.c</text:p>
      <text:p text:style-name="Standard"></text:p>
      <text:p text:style-name="Standard">#include&lt;stdio.h&gt;</text:p>
      <text:p text:style-name="Standard">void main()</text:p>
      <text:p text:style-name="Standard">{</text:p>
      <text:p text:style-name="Standard">printf("MiTcOe PuNe");</text:p>
      <text:p text:style-name="Standard">}</text:p>
      <text:p text:style-name="Standard"></text:p>
      <text:p text:style-name="Standard"></text:p>
      <text:p text:style-name="Standard">OUTPUT:</text:p>
      <text:p text:style-name="Standard"></text:p>
      <text:p text:style-name="Standard">ccompl04-27@ccompl0427:~/Desktop$ lex lex5.l</text:p>
      <text:p text:style-name="Standard">ccompl04-27@ccompl0427:~/Desktop$ cc lex.yy.c -ll</text:p>
      <text:p text:style-name="Standard">ccompl04-27@ccompl0427:~/Desktop$ ./a.out</text:p>
      <text:p text:style-name="Standard"></text:p>
      <text:p text:style-name="Standard">1. TO UPPER</text:p>
      <text:p text:style-name="Standard">2. TO LOWER</text:p>
      <text:p text:style-name="Standard">3. TOGGLE</text:p>
      <text:p text:style-name="Standard">4. SENTENCE</text:p>
      <text:p text:style-name="Standard">Enter your choice :: 1</text:p>
      <text:p text:style-name="Standard"><text:soft-page-break/>#INCLUDE&lt;STDIO.H&gt;</text:p>
      <text:p text:style-name="Standard">VOID MAIN()</text:p>
      <text:p text:style-name="Standard">{</text:p>
      <text:p text:style-name="Standard">PRINTF("MITCOE PUNE");</text:p>
      <text:p text:style-name="Standard">}</text:p>
      <text:p text:style-name="Standard"></text:p>
      <text:p text:style-name="Standard">1. TO UPPER</text:p>
      <text:p text:style-name="Standard">2. TO LOWER</text:p>
      <text:p text:style-name="Standard">3. TOGGLE</text:p>
      <text:p text:style-name="Standard">4. SENTENCE</text:p>
      <text:p text:style-name="Standard">Enter your choice :: 2</text:p>
      <text:p text:style-name="Standard">#include&lt;stdio.h&gt;</text:p>
      <text:p text:style-name="Standard">void main()</text:p>
      <text:p text:style-name="Standard">{</text:p>
      <text:p text:style-name="Standard">printf("mitcoe pune");</text:p>
      <text:p text:style-name="Standard">}</text:p>
      <text:p text:style-name="Standard"></text:p>
      <text:p text:style-name="Standard">1. TO UPPER</text:p>
      <text:p text:style-name="Standard">2. TO LOWER</text:p>
      <text:p text:style-name="Standard">3. TOGGLE</text:p>
      <text:p text:style-name="Standard">4. SENTENCE</text:p>
      <text:p text:style-name="Standard">Enter your choice :: 3</text:p>
      <text:p text:style-name="Standard">#INCLUDE&lt;STDIO.H&gt;</text:p>
      <text:p text:style-name="Standard">VOID MAIN()</text:p>
      <text:p text:style-name="Standard">{</text:p>
      <text:p text:style-name="Standard">PRINTF("mItCoE pUnE");</text:p>
      <text:p text:style-name="Standard">}</text:p>
      <text:p text:style-name="Standard"></text:p>
      <text:p text:style-name="Standard">1. TO UPPER</text:p>
      <text:p text:style-name="Standard">2. TO LOWER</text:p>
      <text:p text:style-name="Standard">3. TOGGLE</text:p>
      <text:p text:style-name="Standard">4. SENTENCE</text:p>
      <text:p text:style-name="Standard">Enter your choice :: 4</text:p>
      <text:p text:style-name="Standard">#Include&lt;stdio.H&gt;</text:p>
      <text:p text:style-name="Standard">void main()</text:p>
      <text:p text:style-name="Standard">{</text:p>
      <text:p text:style-name="Standard">printf("mitcoe pune");</text:p>
      <text:p text:style-name="Standard">}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MPL04-27 </meta:initial-creator>
    <meta:creation-date>2013-08-06T10:19:55</meta:creation-date>
    <dc:date>2013-08-06T10:20:24</dc:date>
    <dc:creator>CCOMPL04-27 </dc:creator>
    <meta:editing-duration>P0D</meta:editing-duration>
    <meta:editing-cycles>1</meta:editing-cycles>
    <meta:document-statistic meta:table-count="0" meta:image-count="0" meta:object-count="0" meta:page-count="3" meta:paragraph-count="143" meta:word-count="249" meta:character-count="2069" meta:non-whitespace-character-count="1583"/>
    <meta:generator>LibreOffice/3.5$Linux_X86_64 LibreOffice_project/350m1$Build-2</meta:generator>
  </office:meta>
</office:document-meta>
</file>